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text-shadow="1pt 1pt" style:font-size-asian="28pt" style:font-size-complex="28pt"/>
    </style:style>
    <style:style style:name="T3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4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2.774cm" svg:x="1.016cm" svg:y="0.762cm">
          <draw:text-box>
            <text:p text:style-name="P1"><text:span text:style-name="T1">The Holy Gospel</text:span></text:p>
            <text:p text:style-name="P1"><text:span text:style-name="T2">Mark 1:1-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908cm" svg:height="7.766cm" svg:x="1.016cm" svg:y="0.762cm">
          <draw:text-box>
            <text:p text:style-name="P2"><text:span text:style-name="T3">1</text:span><text:span text:style-name="T4"> </text:span><text:span text:style-name="T5">The beginning of the gospel of Jesus Christ, the Son of God.</text:span></text:p>
            <text:p text:style-name="P3"><text:span text:style-name="T3">2</text:span><text:span text:style-name="T4"> </text:span><text:span text:style-name="T5">As it is written in Isaiah the prophet, “Behold, I send my messenger before your face, who will prepare your way,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908cm" svg:height="7.766cm" svg:x="1.016cm" svg:y="0.762cm">
          <draw:text-box>
            <text:p text:style-name="P4"><text:span text:style-name="T3">3</text:span><text:span text:style-name="T4"> </text:span><text:span text:style-name="T5">the voice of one crying in the wilderness: ‘Prepare the way of the Lord, make his paths straight,’” </text:span></text:p>
            <text:p text:style-name="P4"><text:span text:style-name="T3">4</text:span><text:span text:style-name="T4"> </text:span><text:span text:style-name="T5">John appeared, baptizing in the wilderness and proclaiming a baptism of repentance for the forgiveness of sin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2" draw:layer="layout" svg:width="25.908cm" svg:height="9.269cm" svg:x="1.016cm" svg:y="0.762cm">
          <draw:text-box>
            <text:p text:style-name="P4"><text:span text:style-name="T3">5</text:span><text:span text:style-name="T4"> </text:span><text:span text:style-name="T5">And all the country of Judea and all Jerusalem were going out to him and were being baptized by him in the river Jordan, confessing their sins. </text:span><text:span text:style-name="T3">6</text:span><text:span text:style-name="T4"> </text:span><text:span text:style-name="T5">Now John was clothed with camel’s hair and wore a leather belt around his waist and ate locusts and wild hone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908cm" svg:height="9.269cm" svg:x="1.016cm" svg:y="0.762cm">
          <draw:text-box>
            <text:p text:style-name="P4"><text:span text:style-name="T3">7</text:span><text:span text:style-name="T4"> </text:span><text:span text:style-name="T5">And he preached, saying, “After me comes he who is mightier than I, the strap of whose sandals I am not worthy to stoop down and untie. </text:span><text:span text:style-name="T3">8</text:span><text:span text:style-name="T4"> </text:span><text:span text:style-name="T5">I have baptized you with water, but he will baptize you with the Holy Spirit.”</text:span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2:13:34.160000000</meta:creation-date>
    <dc:title>Hymn template</dc:title>
    <meta:editing-duration>PT6M48S</meta:editing-duration>
    <meta:editing-cycles>3</meta:editing-cycles>
    <meta:generator>LibreOffice/4.3.4.1$Windows_x86 LibreOffice_project/bc356b2f991740509f321d70e4512a6a54c5f243</meta:generator>
    <meta:initial-creator>Arthur Hoch</meta:initial-creator>
    <dc:date>2014-12-04T12:20:21.050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4-12-04T12:13:33.864000000"/>
  </office:meta>
</office:document-meta>
</file>